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1ea48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in" fo:margin-right="-0.5in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1ea48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in" fo:margin-right="-0.5in" fo:text-align="center" style:justify-single-word="false" fo:text-indent="0in" style:auto-text-indent="false" style:page-number="auto" fo:background-color="transparent"/>
      <style:text-properties style:font-name="Times New Roman1" fo:font-size="12pt" fo:language="uk" fo:country="UA" officeooo:paragraph-rsid="0021ea48" style:font-size-asian="12pt" style:font-size-complex="12pt"/>
    </style:style>
    <style:style style:name="P4" style:family="paragraph" style:parent-style-name="Standard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officeooo:rsid="00228538" officeooo:paragraph-rsid="0021ea48" style:font-name-asian="Noto Sans CJK SC Regular" style:font-size-asian="12pt" style:font-name-complex="FreeSans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style:page-number="auto" fo:background-color="transparent"/>
      <style:text-properties style:font-name="Times New Roman1" fo:font-size="12pt" officeooo:rsid="001bfcd0" officeooo:paragraph-rsid="00331123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327de3" style:font-size-asian="12pt" style:font-size-complex="12pt"/>
    </style:style>
    <style:style style:name="P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officeooo:paragraph-rsid="0021ea48" style:font-size-asian="12pt" style:font-size-complex="12pt"/>
    </style:style>
    <style:style style:name="P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331123" style:font-name-asian="Noto Sans CJK SC Regular" style:font-size-asian="12pt" style:font-name-complex="FreeSans" style:font-size-complex="12pt"/>
    </style:style>
    <style:style style:name="P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21ea48" style:font-name-asian="Noto Sans CJK SC Regular" style:font-size-asian="12pt" style:font-name-complex="FreeSans" style:font-size-complex="12pt"/>
    </style:style>
    <style:style style:name="P1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1a6335" officeooo:paragraph-rsid="00327de3" style:font-name-asian="Noto Sans CJK SC Regular" style:font-size-asian="12pt" style:font-name-complex="FreeSans" style:font-size-complex="12pt"/>
    </style:style>
    <style:style style:name="P1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ize="12pt" fo:language="uk" fo:country="UA" officeooo:rsid="00242283" officeooo:paragraph-rsid="00291bef" style:font-name-asian="Noto Sans CJK SC Regular" style:font-size-asian="12pt" style:font-name-complex="FreeSans" style:font-size-complex="12pt"/>
    </style:style>
    <style:style style:name="P1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1ea48"/>
    </style:style>
    <style:style style:name="P1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302507"/>
    </style:style>
    <style:style style:name="P1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64cea"/>
    </style:style>
    <style:style style:name="P1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38eae"/>
    </style:style>
    <style:style style:name="P1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a3575"/>
    </style:style>
    <style:style style:name="P1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cfce9"/>
    </style:style>
    <style:style style:name="P1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258356"/>
    </style:style>
    <style:style style:name="P1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327de3"/>
    </style:style>
    <style:style style:name="P2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paragraph-rsid="00349fe8"/>
    </style:style>
    <style:style style:name="P21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3c7d60" officeooo:paragraph-rsid="0021ea48"/>
    </style:style>
    <style:style style:name="P22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634e1" officeooo:paragraph-rsid="0021ea48"/>
    </style:style>
    <style:style style:name="P23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officeooo:rsid="00282d0e" officeooo:paragraph-rsid="002a3575"/>
    </style:style>
    <style:style style:name="P24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21ea48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2ecd8f" officeooo:paragraph-rsid="00246c33" style:font-style-asian="normal" style:font-style-complex="normal"/>
    </style:style>
    <style:style style:name="P26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1c6eb" officeooo:paragraph-rsid="0021ea48" style:font-style-asian="normal" style:font-style-complex="normal"/>
    </style:style>
    <style:style style:name="P27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font-name="Times New Roman1" fo:font-style="normal" officeooo:rsid="0043a15b" officeooo:paragraph-rsid="00258356" style:font-style-asian="normal" style:font-style-complex="normal"/>
    </style:style>
    <style:style style:name="P28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officeooo:paragraph-rsid="0021ea48"/>
    </style:style>
    <style:style style:name="P29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italic" officeooo:rsid="00331474" officeooo:paragraph-rsid="0027a995" style:font-name-asian="Noto Sans CJK SC Regular" style:font-size-asian="12pt" style:font-style-asian="italic" style:font-name-complex="FreeSans" style:font-size-complex="12pt" style:font-style-complex="italic"/>
    </style:style>
    <style:style style:name="P30" style:family="paragraph" style:parent-style-name="Standard" style:list-style-name="L1">
      <loext:graphic-properties draw:fill="none"/>
      <style:paragraph-properties fo:margin-left="0in" fo:margin-right="-0.5in" fo:margin-top="0.0402in" fo:margin-bottom="0.0402in" style:contextual-spacing="false" fo:text-align="justify" style:justify-single-word="false" fo:text-indent="0in" style:auto-text-indent="false" fo:background-color="transparent"/>
      <style:text-properties style:text-position="0% 100%" style:font-name="Times New Roman1" fo:font-size="12pt" fo:language="uk" fo:country="UA" fo:font-style="normal" officeooo:rsid="00331474" officeooo:paragraph-rsid="0021ea48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6998" style:font-style-asian="italic" style:font-style-complex="italic"/>
    </style:style>
    <style:style style:name="T3" style:family="text">
      <style:text-properties fo:font-style="italic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/>
    </style:style>
    <style:style style:name="T6" style:family="text">
      <style:text-properties style:text-position="sub 58%" style:font-name-asian="Noto Sans CJK SC Regular" style:font-name-complex="FreeSans"/>
    </style:style>
    <style:style style:name="T7" style:family="text">
      <style:text-properties style:text-position="sub 58%" officeooo:rsid="004502e3" style:font-name-asian="Noto Sans CJK SC Regular" style:font-name-complex="FreeSans"/>
    </style:style>
    <style:style style:name="T8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9" style:family="text">
      <style:text-properties style:text-position="sub 58%" fo:font-size="12pt" fo:language="uk" fo:country="UA" officeooo:rsid="00209c53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1" style:family="text">
      <style:text-properties style:text-position="sub 58%" fo:font-size="12pt" fo:language="uk" fo:country="UA" officeooo:rsid="0021ea48" style:font-name-asian="Noto Sans CJK SC Regular" style:font-size-asian="12pt" style:font-name-complex="FreeSans" style:font-size-complex="12pt"/>
    </style:style>
    <style:style style:name="T12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3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21ea48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246311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2b89ed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6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7" style:family="text">
      <style:text-properties style:text-position="sub 58%" fo:font-size="12pt" fo:language="uk" fo:country="UA" officeooo:rsid="0040232e" style:font-name-asian="Times New Roman" style:font-size-asian="12pt" style:font-name-complex="Times New Roman" style:font-size-complex="12pt"/>
    </style:style>
    <style:style style:name="T28" style:family="text">
      <style:text-properties style:text-position="sub 58%" fo:language="uk" fo:country="UA" fo:font-style="normal" officeooo:rsid="00327de3" style:font-name-asian="Noto Sans CJK SC Regular" style:font-style-asian="normal" style:font-name-complex="FreeSans" style:font-style-complex="normal"/>
    </style:style>
    <style:style style:name="T29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0" style:family="text">
      <style:text-properties style:text-position="sub 58%" fo:language="uk" fo:country="UA" officeooo:rsid="000c6998"/>
    </style:style>
    <style:style style:name="T31" style:family="text">
      <style:text-properties style:text-position="sub 58%" fo:language="uk" fo:country="UA" officeooo:rsid="001a6335" style:font-name-asian="Noto Sans CJK SC Regular" style:font-name-complex="FreeSans"/>
    </style:style>
    <style:style style:name="T32" style:family="text">
      <style:text-properties style:text-position="sub 58%" officeooo:rsid="000c6998"/>
    </style:style>
    <style:style style:name="T33" style:family="text">
      <style:text-properties style:font-name-asian="Noto Sans CJK SC Regular" style:font-name-complex="FreeSans"/>
    </style:style>
    <style:style style:name="T34" style:family="text">
      <style:text-properties officeooo:rsid="004502e3" style:font-name-asian="Noto Sans CJK SC Regular" style:font-name-complex="FreeSans"/>
    </style:style>
    <style:style style:name="T35" style:family="text">
      <style:text-properties officeooo:rsid="0046f8b1" style:font-name-asian="Noto Sans CJK SC Regular" style:font-name-complex="FreeSans"/>
    </style:style>
    <style:style style:name="T36" style:family="text">
      <style:text-properties officeooo:rsid="001dc853" style:font-name-asian="Noto Sans CJK SC Regular" style:font-name-complex="FreeSans"/>
    </style:style>
    <style:style style:name="T37" style:family="text">
      <style:text-properties style:text-position="0% 100%"/>
    </style:style>
    <style:style style:name="T38" style:family="text">
      <style:text-properties style:text-position="0% 100%" officeooo:rsid="001dc853" style:font-name-asian="Symbola" style:font-name-complex="Symbola"/>
    </style:style>
    <style:style style:name="T39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40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41" style:family="text">
      <style:text-properties style:text-position="0% 100%" fo:font-style="normal" style:font-style-asian="normal" style:font-style-complex="normal"/>
    </style:style>
    <style:style style:name="T42" style:family="text">
      <style:text-properties style:text-position="0% 100%" fo:font-style="normal" officeooo:rsid="00228538" style:font-style-asian="normal" style:font-style-complex="normal"/>
    </style:style>
    <style:style style:name="T43" style:family="text">
      <style:text-properties style:text-position="0% 100%" fo:font-style="normal" officeooo:rsid="001dc853" style:font-style-asian="normal" style:font-style-complex="normal"/>
    </style:style>
    <style:style style:name="T44" style:family="text">
      <style:text-properties style:text-position="0% 100%" fo:font-style="normal" officeooo:rsid="002452e3" style:font-style-asian="normal" style:font-style-complex="normal"/>
    </style:style>
    <style:style style:name="T45" style:family="text">
      <style:text-properties style:text-position="0% 100%" fo:font-style="normal" officeooo:rsid="0029c710" style:font-style-asian="normal" style:font-style-complex="normal"/>
    </style:style>
    <style:style style:name="T46" style:family="text">
      <style:text-properties style:text-position="0% 100%" fo:font-style="normal" officeooo:rsid="001bfcd0" style:font-style-asian="normal" style:font-style-complex="normal"/>
    </style:style>
    <style:style style:name="T47" style:family="text">
      <style:text-properties style:text-position="0% 100%" fo:font-style="normal" officeooo:rsid="0025e9b5" style:font-style-asian="normal" style:font-style-complex="normal"/>
    </style:style>
    <style:style style:name="T48" style:family="text">
      <style:text-properties style:text-position="0% 100%" fo:font-style="normal" officeooo:rsid="001fe023" style:font-style-asian="normal" style:font-style-complex="normal"/>
    </style:style>
    <style:style style:name="T49" style:family="text">
      <style:text-properties style:text-position="0% 100%" fo:font-style="normal" officeooo:rsid="0046b39a" style:font-style-asian="normal" style:font-style-complex="normal"/>
    </style:style>
    <style:style style:name="T50" style:family="text">
      <style:text-properties style:text-position="0% 100%" fo:font-style="normal" officeooo:rsid="00331123" style:font-style-asian="normal" style:font-style-complex="normal"/>
    </style:style>
    <style:style style:name="T51" style:family="text">
      <style:text-properties style:text-position="0% 100%" officeooo:rsid="001dc853" style:font-name-asian="Times New Roman" style:font-name-complex="Times New Roman"/>
    </style:style>
    <style:style style:name="T52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53" style:family="text">
      <style:text-properties style:text-position="0% 100%" fo:font-size="12pt" fo:language="uk" fo:country="UA" officeooo:rsid="00209c53" style:font-name-asian="Noto Sans CJK SC Regular" style:font-size-asian="12pt" style:font-name-complex="FreeSans" style:font-size-complex="12pt"/>
    </style:style>
    <style:style style:name="T54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55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56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57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58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59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0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1dc853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389a2e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3f9084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officeooo:rsid="00238eae" style:font-name-asian="Noto Sans CJK SC Regular" style:font-size-asian="12pt" style:font-name-complex="FreeSans" style:font-size-complex="12pt"/>
    </style:style>
    <style:style style:name="T69" style:family="text">
      <style:text-properties style:text-position="0% 100%" fo:font-size="12pt" fo:language="uk" fo:country="UA" officeooo:rsid="00246311" style:font-name-asian="Noto Sans CJK SC Regular" style:font-size-asian="12pt" style:font-name-complex="FreeSans" style:font-size-complex="12pt"/>
    </style:style>
    <style:style style:name="T70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71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72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75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78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1bfcd0" style:font-name-asian="Noto Sans CJK SC Regular" style:font-size-asian="12pt" style:font-style-asian="italic" style:font-name-complex="FreeSans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2cfce9" style:font-name-asian="Noto Sans CJK SC Regular" style:font-size-asian="12pt" style:font-style-asian="italic" style:font-name-complex="FreeSans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84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1" style:font-size-complex="12pt" style:font-style-complex="italic"/>
    </style:style>
    <style:style style:name="T85" style:family="text">
      <style:text-properties style:text-position="0% 100%" fo:font-size="12pt" fo:language="uk" fo:country="UA" fo:font-style="italic" officeooo:rsid="003e152a" style:font-name-asian="Times New Roman" style:font-size-asian="12pt" style:font-style-asian="italic" style:font-name-complex="Times New Roman" style:font-size-complex="12pt" style:font-style-complex="italic"/>
    </style:style>
    <style:style style:name="T86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87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88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89" style:family="text">
      <style:text-properties style:text-position="0% 100%" fo:font-size="12pt" fo:language="uk" fo:country="UA" style:font-name-asian="Times New Roman" style:font-size-asian="12pt" style:font-name-complex="Times New Roman" style:font-size-complex="12pt"/>
    </style:style>
    <style:style style:name="T90" style:family="text">
      <style:text-properties style:text-position="0% 100%" fo:font-size="12pt" fo:language="uk" fo:country="UA" officeooo:rsid="0039020e" style:font-name-asian="Times New Roman" style:font-size-asian="12pt" style:font-name-complex="Times New Roman" style:font-size-complex="12pt"/>
    </style:style>
    <style:style style:name="T91" style:family="text">
      <style:text-properties style:text-position="0% 100%" fo:font-size="12pt" fo:language="uk" fo:country="UA" officeooo:rsid="0040232e" style:font-name-asian="Times New Roman" style:font-size-asian="12pt" style:font-name-complex="Times New Roman" style:font-size-complex="12pt"/>
    </style:style>
    <style:style style:name="T92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93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94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95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96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97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98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99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11485b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2a3575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2cfce9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2d809e" style:font-name-asian="Noto Sans CJK SC Regular" style:font-size-asian="12pt" style:font-style-asian="normal" style:font-name-complex="FreeSans" style:font-size-complex="12pt" style:font-style-complex="normal"/>
    </style:style>
    <style:style style:name="T129" style:family="text">
      <style:text-properties style:text-position="0% 100%" fo:font-size="12pt" fo:language="uk" fo:country="UA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3e152a" style:font-name-asian="Times New Roman" style:font-size-asian="12pt" style:font-style-asian="normal" style:font-name-complex="Times New Roman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3e3f3a" style:font-name-asian="Times New Roman" style:font-size-asian="12pt" style:font-style-asian="normal" style:font-name-complex="Times New Roman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3f9084" style:font-name-asian="Times New Roman" style:font-size-asian="12pt" style:font-style-asian="normal" style:font-name-complex="Times New Roman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40232e" style:font-name-asian="Times New Roman" style:font-size-asian="12pt" style:font-style-asian="normal" style:font-name-complex="Times New Roman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41c6eb" style:font-name-asian="Times New Roman" style:font-size-asian="12pt" style:font-style-asian="normal" style:font-name-complex="Times New Roman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36f0c3" style:font-name-asian="Times New Roman" style:font-size-asian="12pt" style:font-style-asian="normal" style:font-name-complex="Times New Roman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246311" style:font-name-asian="Symbola" style:font-size-asian="12pt" style:font-style-asian="normal" style:font-name-complex="Symbola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cfce9" style:font-name-asian="Symbola" style:font-size-asian="12pt" style:font-style-asian="normal" style:font-name-complex="Symbola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44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5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46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147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148" style:family="text">
      <style:text-properties style:text-position="0% 100%" officeooo:rsid="001bfcd0"/>
    </style:style>
    <style:style style:name="T149" style:family="text">
      <style:text-properties style:text-position="0% 100%" officeooo:rsid="00228538"/>
    </style:style>
    <style:style style:name="T150" style:family="text">
      <style:text-properties style:text-position="0% 100%" fo:font-style="italic" style:font-style-asian="italic" style:font-style-complex="italic"/>
    </style:style>
    <style:style style:name="T151" style:family="text">
      <style:text-properties style:text-position="0% 100%" fo:font-style="italic" officeooo:rsid="00228538" style:font-style-asian="italic" style:font-style-complex="italic"/>
    </style:style>
    <style:style style:name="T152" style:family="text">
      <style:text-properties style:text-position="0% 100%" fo:font-style="italic" officeooo:rsid="00238eae" style:font-style-asian="italic" style:font-style-complex="italic"/>
    </style:style>
    <style:style style:name="T153" style:family="text">
      <style:text-properties style:text-position="0% 100%" fo:font-style="italic" officeooo:rsid="00287210" style:font-style-asian="italic" style:font-style-complex="italic"/>
    </style:style>
    <style:style style:name="T154" style:family="text">
      <style:text-properties style:text-position="0% 100%" fo:font-style="italic" officeooo:rsid="000c6998" style:font-style-asian="italic" style:font-style-complex="italic"/>
    </style:style>
    <style:style style:name="T155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156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157" style:family="text">
      <style:text-properties style:text-position="0% 100%" officeooo:rsid="0023608f"/>
    </style:style>
    <style:style style:name="T158" style:family="text">
      <style:text-properties style:text-position="0% 100%" officeooo:rsid="00242283"/>
    </style:style>
    <style:style style:name="T159" style:family="text">
      <style:text-properties style:text-position="0% 100%" officeooo:rsid="002634e1"/>
    </style:style>
    <style:style style:name="T160" style:family="text">
      <style:text-properties style:text-position="0% 100%" fo:font-size="10pt" fo:language="uk" fo:country="UA" fo:font-style="normal" officeooo:rsid="002cf273" style:font-name-asian="Symbola" style:font-size-asian="10pt" style:font-style-asian="normal" style:font-name-complex="Symbola" style:font-size-complex="10pt" style:font-style-complex="normal"/>
    </style:style>
    <style:style style:name="T161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62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63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64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65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66" style:family="text">
      <style:text-properties style:text-position="0% 100%" fo:language="uk" fo:country="UA" fo:font-style="normal" officeooo:rsid="002b89ed" style:font-name-asian="Noto Sans CJK SC Regular" style:font-style-asian="normal" style:font-name-complex="FreeSans" style:font-style-complex="normal"/>
    </style:style>
    <style:style style:name="T167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68" style:family="text">
      <style:text-properties style:text-position="0% 100%" fo:language="uk" fo:country="UA" fo:font-style="normal" officeooo:rsid="00331123" style:font-name-asian="Noto Sans CJK SC Regular" style:font-style-asian="normal" style:font-name-complex="FreeSans" style:font-style-complex="normal"/>
    </style:style>
    <style:style style:name="T169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70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71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72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73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74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75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76" style:family="text">
      <style:text-properties style:text-position="0% 100%" fo:language="uk" fo:country="UA" fo:font-style="italic" officeooo:rsid="00327de3" style:font-name-asian="Noto Sans CJK SC Regular" style:font-style-asian="italic" style:font-name-complex="FreeSans" style:font-style-complex="italic"/>
    </style:style>
    <style:style style:name="T177" style:family="text">
      <style:text-properties style:text-position="0% 100%" fo:language="uk" fo:country="UA" fo:font-style="italic" officeooo:rsid="00327de3" style:font-name-asian="Symbola" style:font-style-asian="italic" style:font-name-complex="Symbola" style:font-style-complex="italic"/>
    </style:style>
    <style:style style:name="T178" style:family="text">
      <style:text-properties style:text-position="0% 100%" fo:language="uk" fo:country="UA" officeooo:rsid="0023608f" style:font-name-asian="Symbol" style:font-name-complex="Symbol1"/>
    </style:style>
    <style:style style:name="T179" style:family="text">
      <style:text-properties style:text-position="0% 100%" fo:language="uk" fo:country="UA" officeooo:rsid="001dc853" style:font-name-asian="Symbola" style:font-name-complex="Symbola"/>
    </style:style>
    <style:style style:name="T180" style:family="text">
      <style:text-properties style:text-position="0% 100%" fo:language="uk" fo:country="UA" officeooo:rsid="001dc853" style:font-name-asian="Times New Roman" style:font-name-complex="Times New Roman"/>
    </style:style>
    <style:style style:name="T181" style:family="text">
      <style:text-properties style:text-position="0% 100%" style:font-name="Times New Roman1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82" style:family="text">
      <style:text-properties style:text-position="0% 100%" style:font-name="Times New Roman1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83" style:family="text">
      <style:text-properties style:text-position="0% 100%" style:font-name="Times New Roman1" fo:font-size="12pt" fo:language="uk" fo:country="UA" fo:font-style="normal" officeooo:rsid="003c7d60" style:font-name-asian="Times New Roman" style:font-size-asian="12pt" style:font-style-asian="normal" style:font-name-complex="Times New Roman" style:font-size-complex="12pt" style:font-style-complex="normal"/>
    </style:style>
    <style:style style:name="T184" style:family="text">
      <style:text-properties style:text-position="0% 100%" style:font-name="Times New Roman1" fo:font-size="12pt" fo:language="uk" fo:country="UA" fo:font-style="normal" officeooo:rsid="001dc853" style:font-name-asian="Times New Roman" style:font-size-asian="12pt" style:font-style-asian="normal" style:font-name-complex="Times New Roman" style:font-size-complex="12pt" style:font-style-complex="normal"/>
    </style:style>
    <style:style style:name="T185" style:family="text">
      <style:text-properties style:text-position="0% 100%" style:font-name="Times New Roman1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86" style:family="text">
      <style:text-properties style:text-position="0% 100%" style:font-name="Times New Roman1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87" style:family="text">
      <style:text-properties style:text-position="0% 100%" style:font-name="Times New Roman1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188" style:family="text">
      <style:text-properties style:text-position="0% 100%" style:font-name="Times New Roman1" fo:font-size="12pt" fo:language="uk" fo:country="UA" fo:font-style="italic" officeooo:rsid="003c7d60" style:font-name-asian="Times New Roman" style:font-size-asian="12pt" style:font-style-asian="italic" style:font-name-complex="Times New Roman" style:font-size-complex="12pt" style:font-style-complex="italic"/>
    </style:style>
    <style:style style:name="T189" style:family="text">
      <style:text-properties style:text-position="0% 100%" style:font-name="Times New Roman1" fo:font-size="12pt" fo:language="uk" fo:country="UA" officeooo:rsid="003a947a" style:font-name-asian="Noto Sans CJK SC Regular" style:font-size-asian="12pt" style:font-name-complex="FreeSans" style:font-size-complex="12pt"/>
    </style:style>
    <style:style style:name="T190" style:family="text">
      <style:text-properties style:text-position="0% 100%" style:font-name="Times New Roman1" fo:font-size="12pt" fo:language="uk" fo:country="UA" officeooo:rsid="003c7d60" style:font-name-asian="Noto Sans CJK SC Regular" style:font-size-asian="12pt" style:font-name-complex="FreeSans" style:font-size-complex="12pt"/>
    </style:style>
    <style:style style:name="T191" style:family="text">
      <style:text-properties style:text-position="0% 100%" style:font-name="Times New Roman" officeooo:rsid="0011485b" style:font-name-asian="Times New Roman" style:font-name-complex="Times New Roman"/>
    </style:style>
    <style:style style:name="T192" style:family="text">
      <style:text-properties style:text-position="0% 100%" style:font-name="Times New Roman" fo:font-size="12pt" fo:language="uk" fo:country="UA" fo:font-style="normal" officeooo:rsid="00238eae" style:font-name-asian="Times New Roman" style:font-size-asian="12pt" style:font-style-asian="normal" style:font-name-complex="Times New Roman" style:font-size-complex="12pt" style:font-style-complex="normal"/>
    </style:style>
    <style:style style:name="T193" style:family="text">
      <style:text-properties style:text-position="0% 100%" style:font-name="Times New Roman" fo:font-size="12pt" fo:language="uk" fo:country="UA" fo:font-style="normal" officeooo:rsid="002cfce9" style:font-name-asian="Times New Roman" style:font-size-asian="12pt" style:font-style-asian="normal" style:font-name-complex="Times New Roman" style:font-size-complex="12pt" style:font-style-complex="normal"/>
    </style:style>
    <style:style style:name="T194" style:family="text">
      <style:text-properties style:text-position="0% 100%" style:font-name="Times New Roman" fo:language="uk" fo:country="UA" fo:font-style="normal" officeooo:rsid="002cfce9" style:font-name-asian="Times New Roman" style:font-style-asian="normal" style:font-name-complex="Times New Roman" style:font-style-complex="normal"/>
    </style:style>
    <style:style style:name="T195" style:family="text">
      <style:text-properties style:text-position="0% 100%" officeooo:rsid="000d2bcb"/>
    </style:style>
    <style:style style:name="T196" style:family="text">
      <style:text-properties style:text-position="0% 100%" officeooo:rsid="000c6998"/>
    </style:style>
    <style:style style:name="T197" style:family="text">
      <style:text-properties style:text-position="0% 100%" officeooo:rsid="001dc853"/>
    </style:style>
    <style:style style:name="T198" style:family="text">
      <style:text-properties style:text-position="0% 100%" officeooo:rsid="00331123"/>
    </style:style>
    <style:style style:name="T199" style:family="text">
      <style:text-properties fo:font-size="12pt" fo:language="uk" fo:country="UA" officeooo:rsid="001a6335" style:font-size-asian="12pt" style:font-size-complex="12pt"/>
    </style:style>
    <style:style style:name="T200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01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02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03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04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05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06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07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08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09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11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12" style:family="text">
      <style:text-properties fo:font-size="12pt" fo:language="uk" fo:country="UA" officeooo:rsid="0025e9b5" style:font-name-asian="Noto Sans CJK SC Regular" style:font-size-asian="12pt" style:font-name-complex="FreeSans" style:font-size-complex="12pt"/>
    </style:style>
    <style:style style:name="T213" style:family="text">
      <style:text-properties fo:font-size="12pt" fo:language="uk" fo:country="UA" style:font-name-asian="Noto Sans CJK SC Regular" style:font-size-asian="12pt" style:font-name-complex="Times New Roman1" style:font-size-complex="12pt"/>
    </style:style>
    <style:style style:name="T214" style:family="text">
      <style:text-properties officeooo:rsid="001bfcd0"/>
    </style:style>
    <style:style style:name="T215" style:family="text">
      <style:text-properties officeooo:rsid="001dc853"/>
    </style:style>
    <style:style style:name="T216" style:family="text">
      <style:text-properties officeooo:rsid="001cb0ba"/>
    </style:style>
    <style:style style:name="T217" style:family="text">
      <style:text-properties style:text-line-through-style="none" style:text-line-through-type="none" style:text-position="0% 100%" fo:font-style="italic" officeooo:rsid="0023608f" style:font-name-asian="Symbol" style:font-style-asian="italic" style:font-name-complex="Symbol" style:font-style-complex="italic"/>
    </style:style>
    <style:style style:name="T218" style:family="text">
      <style:text-properties style:text-line-through-style="none" style:text-line-through-type="none" style:text-position="0% 100%" fo:font-style="italic" officeooo:rsid="002452e3" style:font-style-asian="italic" style:font-style-complex="italic"/>
    </style:style>
    <style:style style:name="T219" style:family="text">
      <style:text-properties officeooo:rsid="0021ea48"/>
    </style:style>
    <style:style style:name="T220" style:family="text">
      <style:text-properties officeooo:rsid="000c6998"/>
    </style:style>
    <style:style style:name="T221" style:family="text">
      <style:text-properties fo:language="uk" fo:country="UA"/>
    </style:style>
    <style:style style:name="T222" style:family="text">
      <style:text-properties fo:language="uk" fo:country="UA" officeooo:rsid="000c6998"/>
    </style:style>
    <style:style style:name="T223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24" style:family="text">
      <style:text-properties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225" style:family="text">
      <style:text-properties fo:language="uk" fo:country="UA" officeooo:rsid="001a6335" style:font-name-asian="Noto Sans CJK SC Regular" style:font-name-complex="FreeSans"/>
    </style:style>
    <style:style style:name="T226" style:family="text">
      <style:text-properties fo:language="uk" fo:country="UA" officeooo:rsid="001dc853" style:font-name-asian="Noto Sans CJK SC Regular" style:font-name-complex="FreeSans"/>
    </style:style>
    <style:style style:name="T227" style:family="text">
      <style:text-properties fo:language="uk" fo:country="UA" officeooo:rsid="00331123" style:font-name-asian="Noto Sans CJK SC Regular" style:font-name-complex="FreeSans"/>
    </style:style>
    <style:style style:name="T228" style:family="text">
      <style:text-properties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229" style:family="text">
      <style:text-properties fo:language="uk" fo:country="UA" officeooo:rsid="001a6335"/>
    </style:style>
    <style:style style:name="T230" style:family="text">
      <style:text-properties style:text-position="super 58%" officeooo:rsid="000c6998"/>
    </style:style>
    <style:style style:name="T231" style:family="text">
      <style:text-properties officeooo:rsid="000d2bcb"/>
    </style:style>
    <style:style style:name="fr1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.0008in" fo:border="none" draw:ole-draw-aspect="1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аріант №<text:span text:style-name="T219">4</text:span></text:p>
      <text:p text:style-name="P2"><text:span text:style-name="T1">Домовленості</text:span>: <text:span text:style-name="T4">БФ - </text:span>булева функція; <text:span text:style-name="T3">Т</text:span><text:span text:style-name="T6">0</text:span><text:span text:style-name="T33">, </text:span><text:span text:style-name="T3">Т</text:span><text:span text:style-name="T6">1</text:span><text:span text:style-name="T33">, </text:span><text:bookmark-start text:name="__DdeLink__656_1770953849"/><text:span text:style-name="T3">L</text:span><text:span text:style-name="T33">,</text:span><text:bookmark-end text:name="__DdeLink__656_1770953849"/><text:span text:style-name="T33"> </text:span><text:span text:style-name="T3">M</text:span><text:span text:style-name="T33">, </text:span><text:span text:style-name="T3">S</text:span><text:span text:style-name="T33"> - множини БФ, що, відповідно, зберігають константу 0, константу 1, лінійних, монотонних і самодвоїстих; </text:span><text:span text:style-name="T34">Р</text:span><text:span text:style-name="T7">2</text:span><text:span text:style-name="T34"> − множина </text:span><text:span text:style-name="T35">в</text:span><text:span text:style-name="T34">сіх БФ, </text:span><text:span text:style-name="T36">¬ </text:span><text:span text:style-name="T34">і ¯ - знаки, що позначають операцію заперечення.</text:span></text:p>
      <text:list xml:id="list95436773" text:style-name="L1">
        <text:list-item>
          <text:p text:style-name="P5"><text:span text:style-name="T221">Побудувати таблицю істинності БФ </text:span><text:span text:style-name="T224">f</text:span><text:span text:style-name="T225">(</text:span><text:span text:style-name="T224">x</text:span><text:span text:style-name="T225">, </text:span><text:span text:style-name="T224">y</text:span><text:span text:style-name="T228">, </text:span><text:span text:style-name="T223">z</text:span><text:span text:style-name="T225">)</text:span><text:span text:style-name="T224"> </text:span><text:span text:style-name="T225">= </text:span><text:span text:style-name="T226">¬</text:span><text:span text:style-name="T227">x</text:span><text:span text:style-name="T179">⊕</text:span><text:span text:style-name="T225"> (</text:span><text:span text:style-name="T224">y</text:span><text:span text:style-name="T31"> </text:span><text:span text:style-name="T180">→</text:span><text:span text:style-name="T225"> </text:span><text:span text:style-name="T167">¬</text:span><text:span text:style-name="T168">z</text:span><text:span text:style-name="T225">). </text:span></text:p>
        </text:list-item>
        <text:list-item>
          <text:p text:style-name="P6"><text:span text:style-name="T220">Довести, що </text:span><text:span text:style-name="T2">L</text:span><text:span text:style-name="T230">*</text:span><text:span text:style-name="T220">=</text:span><text:span text:style-name="T2">L</text:span><text:span text:style-name="T220"> </text:span><text:span text:style-name="T231">(тут </text:span><text:span text:style-name="T220"><text:s/></text:span><text:span text:style-name="T2">L</text:span><text:span text:style-name="T230">*</text:span><text:span text:style-name="T196"> - </text:span><text:span text:style-name="T195">клас двоїстих до класу</text:span><text:span text:style-name="T196"> </text:span><text:span text:style-name="T154">L</text:span><text:span text:style-name="T196"> </text:span><text:span text:style-name="T195">функцій</text:span><text:span text:style-name="T231">).</text:span></text:p>
        </text:list-item>
        <text:list-item>
          <text:p text:style-name="P6">Визначити довжину скороченої днф функції <text:span text:style-name="T220">х</text:span><text:span text:style-name="T32">1</text:span><text:span text:style-name="T170">⊕</text:span><text:span text:style-name="T171">х</text:span><text:span text:style-name="T29">2</text:span><text:span text:style-name="T170">⊕ ... ⊕ </text:span><text:span text:style-name="T171">х</text:span><text:span text:style-name="T29">n</text:span><text:span text:style-name="T171">.</text:span></text:p>
        </text:list-item>
        <text:list-item>
          <text:p text:style-name="P6"><text:span text:style-name="T229">Визначити число тупикових днф та число мінімальних днф функції </text:span><text:span text:style-name="T222">х</text:span><text:span text:style-name="T30">1</text:span><text:span text:style-name="T170">⊕</text:span><text:span text:style-name="T171">х</text:span><text:span text:style-name="T29">2</text:span><text:span text:style-name="T170">⊕ ... ⊕ </text:span><text:span text:style-name="T171">х</text:span><text:span text:style-name="T29">n</text:span><text:span text:style-name="T171">.</text:span></text:p>
        </text:list-item>
        <text:list-item>
          <text:p text:style-name="P8"><text:span text:style-name="T214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43">¬</text:span><text:bookmark-end text:name="__DdeLink__182_38829639611"/><text:span text:style-name="T50">x</text:span><text:span text:style-name="T1"> </text:span><text:span text:style-name="T38">⊕ </text:span><text:span text:style-name="T215">¬</text:span>(<text:span text:style-name="T1">y</text:span><text:span text:style-name="T5"> </text:span><text:span text:style-name="T51">→ </text:span><text:span text:style-name="T197">¬</text:span><text:span text:style-name="T198">z</text:span>), <text:span text:style-name="T215">що задана аналітично,</text:span> <text:span text:style-name="T216">з</text:span><text:bookmark-start text:name="__DdeLink__188_9823469211"/>а допомогою рівносильних перетворень побудувати <text:span text:style-name="T216">рівну їй</text:span> Д<text:span text:style-name="T215">Д</text:span>НФ<text:bookmark-end text:name="__DdeLink__188_9823469211"/>.</text:p>
        </text:list-item>
        <text:list-item>
          <text:p text:style-name="P8"><text:span text:style-name="T214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"/><text:span text:style-name="T43">¬</text:span><text:bookmark-end text:name="__DdeLink__182_3882963961"/><text:span text:style-name="T50">x</text:span><text:span text:style-name="T1"> </text:span><text:span text:style-name="T38">⊕ </text:span><text:span text:style-name="T215">¬</text:span>(<text:span text:style-name="T1">y</text:span><text:span text:style-name="T5"> </text:span><text:span text:style-name="T51">→</text:span> <text:span text:style-name="T43">¬</text:span><text:span text:style-name="T50">z</text:span>), <text:span text:style-name="T215">що задана аналітично </text:span><text:span text:style-name="T45">(див. попередню задачу)</text:span><text:span text:style-name="T215">,</text:span> <text:span text:style-name="T216">з</text:span><text:bookmark-start text:name="__DdeLink__188_982346921"/>а допомогою рівносильних перетворень побудувати <text:span text:style-name="T216">рівну їй</text:span> ДКНФ<text:bookmark-end text:name="__DdeLink__188_982346921"/>.</text:p>
        </text:list-item>
        <text:list-item>
          <text:p text:style-name="P12"><text:span text:style-name="T54">За</text:span><text:span text:style-name="T53"> </text:span><text:span text:style-name="T66">вектор</text:span><text:span text:style-name="T67">а</text:span><text:span text:style-name="T66">м</text:span><text:span text:style-name="T67">и</text:span><text:span text:style-name="T66"> значень </text:span><text:span text:style-name="T53">БФ </text:span><text:span text:style-name="T71">f</text:span><text:span text:style-name="T53">(</text:span><text:span text:style-name="T71">х</text:span><text:span text:style-name="T9">1</text:span><text:span text:style-name="T53">, </text:span><text:span text:style-name="T71">х</text:span><text:span text:style-name="T9">2</text:span><text:span text:style-name="T53">) = (1011) та БФ </text:span><text:span text:style-name="T71">g</text:span><text:span text:style-name="T53">(</text:span><text:span text:style-name="T71">х</text:span><text:span text:style-name="T9">3</text:span><text:span text:style-name="T53">, </text:span><text:span text:style-name="T71">х</text:span><text:span text:style-name="T12">4</text:span><text:span text:style-name="T53">) = (1001) </text:span><text:span text:style-name="T54">побудувати таблицю істинності БФ </text:span><text:span text:style-name="T72">h</text:span><text:span text:style-name="T54">(</text:span><text:span text:style-name="T71">х</text:span><text:span text:style-name="T9">2</text:span><text:span text:style-name="T53">, </text:span><text:span text:style-name="T71">х</text:span><text:span text:style-name="T9">3</text:span><text:span text:style-name="T53">, </text:span><text:span text:style-name="T71">х</text:span><text:span text:style-name="T12">4</text:span><text:span text:style-name="T54">) = </text:span><text:span text:style-name="T71">f</text:span><text:span text:style-name="T53">(</text:span><text:span text:style-name="T71">g</text:span><text:span text:style-name="T53">(</text:span><text:span text:style-name="T71">х</text:span><text:span text:style-name="T12">4</text:span><text:span text:style-name="T53">, </text:span><text:span text:style-name="T9"><text:s/></text:span><text:span text:style-name="T71">х</text:span><text:span text:style-name="T9">2</text:span><text:span text:style-name="T53">), </text:span><text:span text:style-name="T71">х</text:span><text:span text:style-name="T11">2</text:span><text:span text:style-name="T147">⊕</text:span><text:span text:style-name="T71">х</text:span><text:span text:style-name="T20">3</text:span><text:span text:style-name="T53">)</text:span><text:span text:style-name="T54">). <text:s/></text:span></text:p>
        </text:list-item>
        <text:list-item>
          <text:p text:style-name="P28"><text:span text:style-name="T189">Подати функ</text:span><text:span text:style-name="T190">ці</text:span><text:span text:style-name="T189">ю </text:span><text:span text:style-name="T185">f</text:span><text:span text:style-name="T189"> у вигляд</text:span><text:span text:style-name="T190">і</text:span><text:span text:style-name="T189"> формули над множиною операц</text:span><text:span text:style-name="T190">ій</text:span><text:span text:style-name="T189"> </text:span><text:span text:style-name="T186">Н</text:span><text:span text:style-name="T189">, </text:span><text:span text:style-name="T190">якщо <text:s/></text:span><text:span text:style-name="T185">f</text:span><text:span text:style-name="T181"> </text:span><text:span text:style-name="T182">= </text:span><text:span text:style-name="T187">⊕</text:span><text:span text:style-name="T183">, </text:span><text:span text:style-name="T188">H</text:span><text:span text:style-name="T183"> = {¯, </text:span><text:span text:style-name="T184">→</text:span><text:span text:style-name="T183">}. </text:span></text:p>
        </text:list-item>
        <text:list-item>
          <text:p text:style-name="P21"><text:span text:style-name="T129">Довести, що функцію <text:s/></text:span><text:span text:style-name="T71">f</text:span><text:span text:style-name="T95"> <text:s/></text:span><text:span text:style-name="T92">не можна подати формулою над множиною операцій </text:span><text:span text:style-name="T70">Н</text:span><text:span text:style-name="T92">, якщо <text:s/></text:span><text:span text:style-name="T71">f</text:span><text:span text:style-name="T94"> </text:span><text:span text:style-name="T92">= </text:span><text:span text:style-name="T86">⊕</text:span><text:span text:style-name="T92">, </text:span><text:span text:style-name="T70">Н</text:span><text:span text:style-name="T92"> </text:span><text:span text:style-name="T129">= {∨,∧, </text:span><text:span text:style-name="T135">→, </text:span><text:span text:style-name="T192">↔</text:span><text:span text:style-name="T129">}. </text:span></text:p>
        </text:list-item>
        <text:list-item>
          <text:p text:style-name="P12"><text:span text:style-name="T130">Знайти розклад БФ </text:span><text:span text:style-name="T73">f</text:span><text:span text:style-name="T96">(</text:span><text:span text:style-name="T73">х</text:span><text:span text:style-name="T13">1</text:span><text:span text:style-name="T96">, </text:span><text:span text:style-name="T73">х</text:span><text:span text:style-name="T13">2</text:span><text:span text:style-name="T96">, </text:span><text:span text:style-name="T73">х</text:span><text:span text:style-name="T13">3</text:span><text:span text:style-name="T96">, </text:span><text:span text:style-name="T73">х</text:span><text:span text:style-name="T13">4</text:span><text:span text:style-name="T96">)</text:span><text:span text:style-name="T130">, що задана формулою </text:span><text:span text:style-name="T85">А</text:span><text:span text:style-name="T130"> = ((</text:span><text:span text:style-name="T73">х</text:span><text:span text:style-name="T13">1</text:span><text:span text:style-name="T137">∣</text:span><text:span text:style-name="T97">((</text:span><text:span text:style-name="T73">х</text:span><text:span text:style-name="T13">2</text:span><text:span text:style-name="T96"> </text:span><text:span text:style-name="T131">↔</text:span><text:span text:style-name="T96"> </text:span><text:span text:style-name="T73">х</text:span><text:span text:style-name="T14">1</text:span><text:span text:style-name="T97">)</text:span><text:span text:style-name="T130"> </text:span><text:span text:style-name="T131">→ </text:span><text:span text:style-name="T73">х</text:span><text:span text:style-name="T13">3</text:span><text:span text:style-name="T131">)↓(</text:span><text:span text:style-name="T98">¬</text:span><text:span text:style-name="T73">х</text:span><text:span text:style-name="T13">4</text:span><text:span text:style-name="T131">)), </text:span><text:span text:style-name="T130">за змінними </text:span><text:span text:style-name="T132">із </text:span><text:span text:style-name="T130">Z={</text:span><text:span text:style-name="T73">х</text:span><text:span text:style-name="T21">1</text:span><text:span text:style-name="T96">, </text:span><text:span text:style-name="T73">х</text:span><text:span text:style-name="T21">4</text:span><text:span text:style-name="T130">}. </text:span></text:p>
        </text:list-item>
        <text:list-item>
          <text:p text:style-name="P9"><text:span text:style-name="T148">Дл</text:span><text:span text:style-name="T149">я БФ </text:span><text:span text:style-name="T151">f</text:span><text:span text:style-name="T149">(</text:span><text:span text:style-name="T151">x</text:span><text:span text:style-name="T149">, </text:span><text:span text:style-name="T151">y</text:span><text:span text:style-name="T149">, </text:span><text:span text:style-name="T151">z</text:span><text:span text:style-name="T149">) </text:span><text:span text:style-name="T157">= (</text:span><text:span text:style-name="T158">11111010</text:span><text:span text:style-name="T157">) за означенням фіктивної (чи істотної) змінної встановити, якою - фіктивною чи істотною </text:span><text:span text:style-name="T191">−</text:span><text:span text:style-name="T157"> є змінна </text:span><text:span text:style-name="T152">х</text:span><text:span text:style-name="T42">.</text:span><text:span text:style-name="T157"> </text:span></text:p>
        </text:list-item>
        <text:list-item>
          <text:p text:style-name="P11"><text:span text:style-name="T157">Д</text:span><text:span text:style-name="T37">ля </text:span><text:span text:style-name="T159">ДДНФ </text:span><text:span text:style-name="T149">БФ </text:span><text:span text:style-name="T151">f</text:span><text:span text:style-name="T149">(</text:span><text:span text:style-name="T151">x</text:span><text:span text:style-name="T149">, </text:span><text:span text:style-name="T151">y</text:span><text:span text:style-name="T149">, </text:span><text:span text:style-name="T151">z</text:span><text:span text:style-name="T149">) </text:span><text:span text:style-name="T157">= </text:span><text:span text:style-name="T43"><draw:frame draw:style-name="fr2" draw:name="Об'єкт14" text:anchor-type="as-char" svg:y="-0.1492in" svg:width="0.189in" svg:height="0.1854in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3">у</text:span><text:span text:style-name="T155">z</text:span><text:span text:style-name="T156">∨</text:span><text:span text:style-name="T43"><draw:frame draw:style-name="fr2" draw:name="Об'єкт17" text:anchor-type="as-char" svg:y="-0.1492in" svg:width="0.189in" svg:height="0.1854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4"><draw:frame draw:style-name="fr1" draw:name="Об'єкт18" text:anchor-type="as-char" svg:width="0.2008in" svg:height="0.1839in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9"><draw:frame draw:style-name="fr2" draw:name="Об'єкт19" text:anchor-type="as-char" svg:y="-0.1492in" svg:width="0.1783in" svg:height="0.1854in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0">∨</text:span><text:span text:style-name="T217">x</text:span><text:span text:style-name="T218"><draw:frame draw:style-name="fr1" draw:name="Об'єкт15" text:anchor-type="as-char" svg:width="0.2008in" svg:height="0.1839in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17">z</text:span><text:span text:style-name="T155"> </text:span><text:span text:style-name="T157">побудувати рівний їй </text:span><text:bookmark-start text:name="__DdeLink__1066_1401347031"/><text:span text:style-name="T157">поліном Жегалкіна</text:span><text:bookmark-end text:name="__DdeLink__1066_1401347031"/><text:span text:style-name="T157">.</text:span></text:p>
        </text:list-item>
        <text:list-item>
          <text:p text:style-name="P12"><text:span text:style-name="T55">С</text:span><text:span text:style-name="T56">користавшись методом невизначених коефіцієнтів, подати </text:span><text:span text:style-name="T54">БФ </text:span><text:span text:style-name="T72">f</text:span><text:span text:style-name="T54">(</text:span><text:span text:style-name="T72">x</text:span><text:span text:style-name="T54">, </text:span><text:span text:style-name="T72">y</text:span><text:span text:style-name="T54">, </text:span><text:span text:style-name="T72">z</text:span><text:span text:style-name="T54">) </text:span><text:span text:style-name="T55">= (</text:span><text:span text:style-name="T57">1</text:span><text:span text:style-name="T68">1</text:span><text:span text:style-name="T56">00</text:span><text:span text:style-name="T63">10</text:span><text:span text:style-name="T57">0</text:span><text:span text:style-name="T56">1</text:span><text:span text:style-name="T55">) </text:span><text:span text:style-name="T56">у вигляді </text:span><text:bookmark-start text:name="__DdeLink__1066_14013470311"/><text:span text:style-name="T55">поліном</text:span><text:span text:style-name="T56">у</text:span><text:span text:style-name="T55"> Жегалкіна</text:span><text:bookmark-end text:name="__DdeLink__1066_14013470311"/><text:span text:style-name="T55">.</text:span></text:p>
        </text:list-item>
        <text:list-item>
          <text:p text:style-name="P12"><text:span text:style-name="T202">Довести, що </text:span><text:span text:style-name="T200">х</text:span><text:span text:style-name="T8">і</text:span><text:span text:style-name="T202"> - </text:span><text:span text:style-name="T208">фіктивна</text:span><text:span text:style-name="T202"> змінна БФ </text:span><text:span text:style-name="T200">f</text:span><text:span text:style-name="T202">(</text:span><text:span text:style-name="T200">х</text:span><text:span text:style-name="T8">1</text:span><text:span text:style-name="T202">, </text:span><text:span text:style-name="T200">х</text:span><text:span text:style-name="T8">2</text:span><text:span text:style-name="T202">, ..., </text:span><text:span text:style-name="T200">х</text:span><text:span text:style-name="T8">n</text:span><text:span text:style-name="T202">) тоді і лише тоді, коли </text:span><text:span text:style-name="T200">х</text:span><text:span text:style-name="T8">і</text:span><text:span text:style-name="T202"> явно </text:span><text:span text:style-name="T208">не </text:span><text:span text:style-name="T202">входить у поліном Жегалкіна цієї функції.</text:span><text:span text:style-name="T55"> </text:span></text:p>
        </text:list-item>
        <text:list-item>
          <text:p text:style-name="P13"><text:span text:style-name="T115">Показати, що кількість булевих функцій, що суттєво залежать від n аргументів, визначається рекурентним співвідношенням A</text:span><text:span text:style-name="T24">n</text:span><text:span text:style-name="T115"> </text:span><text:span text:style-name="T127">=</text:span><text:span text:style-name="T115"> </text:span><text:span text:style-name="T115"><draw:frame draw:style-name="fr3" draw:name="1" text:anchor-type="as-char" svg:y="-0.2181in" svg:width="0.1929in" svg:height="0.2598in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15"><text:s/>- </text:span><text:span text:style-name="T136"><draw:frame draw:style-name="fr2" draw:name="Об'єкт53" text:anchor-type="as-char" svg:y="-0.1744in" svg:width="0.4083in" svg:height="0.248in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36"><draw:frame draw:style-name="fr2" draw:name="Об'єкт21" text:anchor-type="as-char" svg:y="-0.1744in" svg:width="0.2764in" svg:height="0.248in" draw:z-index="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3">A</text:span><text:span text:style-name="T25">i</text:span><text:span text:style-name="T115">, де </text:span><text:span text:style-name="T80">A</text:span><text:span text:style-name="T26">i</text:span><text:span text:style-name="T115"> - кількість булевих функцій, що суттєво залежать від </text:span><text:span text:style-name="T80">i</text:span><text:span text:style-name="T115"> аргументів.</text:span></text:p>
        </text:list-item>
        <text:list-item>
          <text:p text:style-name="P12"><text:span text:style-name="T99">Дови</text:span><text:span text:style-name="T100">значити </text:span><text:span text:style-name="T99">БФ</text:span><text:span text:style-name="T100"> </text:span><text:span text:style-name="T74">f <text:s/></text:span><text:span text:style-name="T75">= </text:span><text:span text:style-name="T100">(</text:span><text:span text:style-name="T118">1*</text:span><text:span text:style-name="T100">*1</text:span><text:span text:style-name="T119">0</text:span><text:span text:style-name="T100">*</text:span><text:span text:style-name="T119">1</text:span><text:span text:style-name="T100">*), </text:span><text:span text:style-name="T99">з</text:span><text:span text:style-name="T55">аміни</text:span><text:span text:style-name="T58">вш</text:span><text:span text:style-name="T55">и у кортежі </text:span><text:span text:style-name="T100">(</text:span><text:span text:style-name="T118">1*</text:span><text:span text:style-name="T100">*1</text:span><text:span text:style-name="T119">0</text:span><text:span text:style-name="T100">*</text:span><text:span text:style-name="T119">1</text:span><text:span text:style-name="T100">*)</text:span><text:span text:style-name="T55"> зірочки символами 0 і 1 так, щоб утворився вектор значень деякої лінійної функції </text:span><text:span text:style-name="T74">f</text:span><text:span text:style-name="T100">. </text:span><text:span text:style-name="T99">Записати</text:span><text:span text:style-name="T100"> </text:span><text:span text:style-name="T99">отриману </text:span><text:span text:style-name="T100">функцію </text:span><text:span text:style-name="T74">f </text:span><text:span text:style-name="T93">аналітично</text:span><text:span text:style-name="T100">. </text:span><text:span text:style-name="T93">Відповідь обґрунтувати.</text:span></text:p>
        </text:list-item>
        <text:list-item>
          <text:p text:style-name="P22"><text:span text:style-name="T92">Чи <text:s/>є монотонною БФ </text:span><text:span text:style-name="T71">f</text:span><text:span text:style-name="T94">(</text:span><text:span text:style-name="T71">х</text:span><text:span text:style-name="T12">1</text:span><text:span text:style-name="T94">, </text:span><text:span text:style-name="T71">х</text:span><text:span text:style-name="T12">2</text:span><text:span text:style-name="T94">, </text:span><text:span text:style-name="T71">х</text:span><text:span text:style-name="T15">3</text:span><text:span text:style-name="T94">) = (</text:span><text:span text:style-name="T92">0</text:span><text:span text:style-name="T101">01</text:span><text:span text:style-name="T92">1</text:span><text:span text:style-name="T101">00</text:span><text:span text:style-name="T94">01)? </text:span><text:span text:style-name="T92">Відповідь обґрунтувати.</text:span></text:p>
        </text:list-item>
        <text:list-item>
          <text:p text:style-name="P14"><text:span text:style-name="T102">Довести, що для довільної монотонної БФ </text:span><text:span text:style-name="T76">f</text:span><text:span text:style-name="T102">(</text:span><text:span text:style-name="T76">х</text:span><text:span text:style-name="T16">1</text:span><text:span text:style-name="T102">, </text:span><text:span text:style-name="T76">х</text:span><text:span text:style-name="T16">2</text:span><text:span text:style-name="T102">, ..., </text:span><text:span text:style-name="T76">х</text:span><text:span text:style-name="T16">n</text:span><text:span text:style-name="T102">) справедливий розклад: <text:s text:c="8"/></text:span><text:span text:style-name="T76"><text:s text:c="11"/>f</text:span><text:span text:style-name="T102">(</text:span><text:span text:style-name="T76">х</text:span><text:span text:style-name="T16">1</text:span><text:span text:style-name="T102">, </text:span><text:span text:style-name="T76">х</text:span><text:span text:style-name="T16">2</text:span><text:span text:style-name="T102">, ..., </text:span><text:span text:style-name="T76">х</text:span><text:span text:style-name="T16">n</text:span><text:span text:style-name="T102">) = </text:span><text:span text:style-name="T76">х</text:span><text:span text:style-name="T16">1</text:span><text:span text:style-name="T76">f</text:span><text:span text:style-name="T102">(</text:span><text:span text:style-name="T120">1</text:span><text:span text:style-name="T102">, </text:span><text:span text:style-name="T76">х</text:span><text:span text:style-name="T16">2</text:span><text:span text:style-name="T102">, ..., </text:span><text:span text:style-name="T76">х</text:span><text:span text:style-name="T16">n</text:span><text:span text:style-name="T102">)</text:span><text:span text:style-name="T143">∨</text:span><text:span text:style-name="T76">f</text:span><text:span text:style-name="T102">(</text:span><text:span text:style-name="T120">0</text:span><text:span text:style-name="T102">, </text:span><text:span text:style-name="T76">х</text:span><text:span text:style-name="T16">2</text:span><text:span text:style-name="T102">, ..., </text:span><text:span text:style-name="T76">х</text:span><text:span text:style-name="T16">n</text:span><text:span text:style-name="T102">).</text:span></text:p>
        </text:list-item>
        <text:list-item>
          <text:p text:style-name="P15"><text:span text:style-name="T102">Довести, що довільна монотонна </text:span><text:span text:style-name="T103">БФ</text:span><text:span text:style-name="T102">, що відмінна від константи, може бути представлена </text:span><text:span text:style-name="T120">К</text:span><text:span text:style-name="T102">НФ без заперечень.</text:span></text:p>
        </text:list-item>
        <text:list-item>
          <text:p text:style-name="P23"><text:span text:style-name="T92">Знайти двоїсту БФ для </text:span><text:span text:style-name="T104">БФ </text:span><text:span text:style-name="T72">f</text:span><text:span text:style-name="T104">(</text:span><text:span text:style-name="T72">x</text:span><text:span text:style-name="T104">, </text:span><text:span text:style-name="T72">y</text:span><text:span text:style-name="T104">, </text:span><text:span text:style-name="T72">z</text:span><text:span text:style-name="T104">) </text:span><text:span text:style-name="T100">= (</text:span><text:span text:style-name="T105">1</text:span><text:span text:style-name="T92">0</text:span><text:span text:style-name="T121">0</text:span><text:span text:style-name="T125">1</text:span><text:span text:style-name="T119">0</text:span><text:span text:style-name="T105">1</text:span><text:span text:style-name="T92">0</text:span><text:span text:style-name="T120">1</text:span><text:span text:style-name="T100">). </text:span><text:span text:style-name="T93">Відповідь обґрунтувати.</text:span></text:p>
        </text:list-item>
        <text:list-item>
          <text:p text:style-name="P16"><text:span text:style-name="T93">Ч</text:span><text:span text:style-name="T106">и є БФ </text:span><text:span text:style-name="T72">f</text:span><text:span text:style-name="T104">(</text:span><text:span text:style-name="T72">x</text:span><text:span text:style-name="T104">, </text:span><text:span text:style-name="T72">y</text:span><text:span text:style-name="T104">, </text:span><text:span text:style-name="T72">z</text:span><text:span text:style-name="T104">) </text:span><text:span text:style-name="T100">= (</text:span><text:span text:style-name="T105">1</text:span><text:span text:style-name="T102">0</text:span><text:span text:style-name="T121">0</text:span><text:span text:style-name="T105">1</text:span><text:span text:style-name="T102">0</text:span><text:span text:style-name="T120">1</text:span><text:span text:style-name="T105">0</text:span><text:span text:style-name="T121">1</text:span><text:span text:style-name="T100">) </text:span><text:span text:style-name="T106">(див. попередню задачу) самодвоїстою?</text:span><text:span text:style-name="T100"> </text:span><text:span text:style-name="T93">Відповідь обґрунтувати.</text:span></text:p>
        </text:list-item>
        <text:list-item>
          <text:p text:style-name="P15"><text:span text:style-name="T93">З</text:span><text:span text:style-name="T106">найти </text:span><text:span text:style-name="T107">(</text:span><text:span text:style-name="T106">аналітично</text:span><text:span text:style-name="T107">)</text:span><text:span text:style-name="T106"> двоїсту БФ до БФ </text:span><text:span text:style-name="T72">f</text:span><text:span text:style-name="T104">(</text:span><text:span text:style-name="T72">x</text:span><text:span text:style-name="T104">, </text:span><text:span text:style-name="T72">y</text:span><text:span text:style-name="T104">) </text:span><text:span text:style-name="T100">= <text:s/></text:span><text:bookmark-start text:name="__DdeLink__182_388296396111"/><text:span text:style-name="T77">x</text:span><text:bookmark-end text:name="__DdeLink__182_388296396111"/><text:span text:style-name="T133">∧</text:span><text:span text:style-name="T77">y</text:span><text:span text:style-name="T108">.</text:span></text:p>
        </text:list-item>
        <text:list-item>
          <text:p text:style-name="P17"><text:soft-page-break/><text:span text:style-name="T202">Визначити </text:span><text:span text:style-name="T209">кількість</text:span><text:span text:style-name="T202"> </text:span><text:span text:style-name="T210">БФ</text:span><text:span text:style-name="T202"> від </text:span><text:span text:style-name="T52">n</text:span><text:span text:style-name="T202"> змінних, </text:span><text:span text:style-name="T210">що</text:span><text:span text:style-name="T202"> належать множині </text:span><text:span text:style-name="T82">М</text:span><text:span text:style-name="T141">\</text:span><text:span text:style-name="T142">(</text:span><text:bookmark text:name="__DdeLink__608_141887944211"/><text:span text:style-name="T77">Т</text:span><text:span text:style-name="T22">0</text:span><text:span text:style-name="T193">∪</text:span><text:span text:style-name="T77">Т</text:span><text:span text:style-name="T23">1</text:span><text:span text:style-name="T126">)</text:span><text:span text:style-name="T84">.</text:span><text:span text:style-name="T213"> </text:span><text:span text:style-name="T93">Відповідь обґрунтувати.</text:span></text:p>
        </text:list-item>
        <text:list-item>
          <text:p text:style-name="P6"><text:span text:style-name="T161">Визначити </text:span><text:span text:style-name="T162">кількість</text:span><text:span text:style-name="T161"> </text:span><text:span text:style-name="T163">БФ</text:span><text:span text:style-name="T161"> від n змінних, </text:span><text:span text:style-name="T163">що</text:span><text:span text:style-name="T161"> належать множині </text:span><text:span text:style-name="T166">(</text:span><text:span text:style-name="T176">L</text:span><text:span text:style-name="T194">∪</text:span><text:span text:style-name="T172">Т</text:span><text:span text:style-name="T28">1</text:span><text:span text:style-name="T166">)</text:span><text:span text:style-name="T160">∩</text:span><text:span text:style-name="T177">S</text:span><text:span text:style-name="T161">. </text:span><text:span text:style-name="T164">Відповідь обґрунтувати.</text:span></text:p>
        </text:list-item>
        <text:list-item>
          <text:p text:style-name="P7"><text:span text:style-name="T165">Довести</text:span><text:span text:style-name="T164">, що не існує самодвоїстої </text:span><text:span text:style-name="T165">БФ</text:span><text:span text:style-name="T164">, </text:span><text:span text:style-name="T165">істотно</text:span><text:span text:style-name="T164"> залежної від двох </text:span>змінних. </text:p>
        </text:list-item>
        <text:list-item>
          <text:p text:style-name="P7"><text:span text:style-name="T164">Довести, якщо </text:span><text:span text:style-name="T1">f</text:span> не є константою, а <text:span text:style-name="T1">f</text:span><text:span text:style-name="T178">∨</text:span><text:span text:style-name="T1">f</text:span><text:span text:style-name="T37">*</text:span> - константа, то <text:s/><text:span text:style-name="T173">f</text:span><text:span text:style-name="T169">∉</text:span><text:span text:style-name="T174">М</text:span><text:span text:style-name="T169">∪</text:span><text:bookmark-start text:name="__DdeLink__608_1418879442121"/><text:span text:style-name="T175">S</text:span><text:bookmark-end text:name="__DdeLink__608_1418879442121"/><text:span text:style-name="T175">.</text:span></text:p>
        </text:list-item>
        <text:list-item>
          <text:p text:style-name="P24"><text:span text:style-name="T52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59">Відповідь обґрунтувати.</text:span></text:p>
        </text:list-item>
        <text:list-item>
          <text:p text:style-name="P25"><text:span text:style-name="T52">Користуючись методом зведення до функ</text:span><text:span text:style-name="T60">ці</text:span><text:span text:style-name="T52">онально повно</text:span><text:span text:style-name="T60">ї</text:span><text:span text:style-name="T52"> системи </text:span><text:span text:style-name="T91">Σ</text:span><text:span text:style-name="T27">0</text:span><text:span text:style-name="T60"> = {</text:span><text:span text:style-name="T91">∨,∧, ¯</text:span><text:span text:style-name="T60">}</text:span><text:span text:style-name="T52">, </text:span><text:span text:style-name="T91">Σ</text:span><text:span text:style-name="T27">1</text:span><text:span text:style-name="T60"> = {</text:span><text:span text:style-name="T91">∨, ¯</text:span><text:span text:style-name="T60">}</text:span><text:span text:style-name="T52">, або </text:span><text:span text:style-name="T91">Σ</text:span><text:span text:style-name="T27">2</text:span><text:span text:style-name="T60"> = {</text:span><text:span text:style-name="T91">∧, ¯</text:span><text:span text:style-name="T60">}</text:span><text:span text:style-name="T52">, довести функ</text:span><text:span text:style-name="T61">ціо</text:span><text:span text:style-name="T52">нальну повноту системи </text:span><text:span text:style-name="T91">Σ</text:span><text:span text:style-name="T52"> </text:span><text:span text:style-name="T60">= {</text:span><text:span text:style-name="T72">х</text:span><text:span text:style-name="T90">→</text:span><text:span text:style-name="T72">у</text:span><text:span text:style-name="T54">, </text:span><text:span text:style-name="T64">¬</text:span><text:span text:style-name="T69">(</text:span><text:span text:style-name="T77">x</text:span><text:span text:style-name="T147">⊕</text:span><text:span text:style-name="T77">y</text:span><text:span text:style-name="T147">⊕</text:span><text:span text:style-name="T81">z</text:span><text:span text:style-name="T69">)</text:span><text:span text:style-name="T60">}</text:span><text:span text:style-name="T52">.</text:span></text:p>
        </text:list-item>
        <text:list-item>
          <text:p text:style-name="P26"><text:span text:style-name="T52">Чи є </text:span><text:span text:style-name="T62">функ</text:span><text:span text:style-name="T60">ці</text:span><text:span text:style-name="T62">онально повно</text:span><text:span text:style-name="T52">ю</text:span><text:span text:style-name="T62"> систем</text:span><text:span text:style-name="T52">а БФ</text:span><text:span text:style-name="T62"> </text:span><text:span text:style-name="T91">Σ </text:span><text:span text:style-name="T89">= </text:span><text:span text:style-name="T60">{</text:span><text:span text:style-name="T91">∧, </text:span><text:span text:style-name="T147">⊕, </text:span><text:span text:style-name="T146">0</text:span><text:span text:style-name="T60">}? </text:span><text:span text:style-name="T59">Відповідь обґрунтувати.</text:span></text:p>
        </text:list-item>
        <text:list-item>
          <text:p text:style-name="P27"><text:span text:style-name="T52">Чи є базисом в Р</text:span><text:span text:style-name="T8">2</text:span><text:span text:style-name="T52"> </text:span><text:span text:style-name="T62">систем</text:span><text:span text:style-name="T52">а</text:span><text:span text:style-name="T62"> </text:span><text:span text:style-name="T52">БФ </text:span><text:span text:style-name="T91">Σ</text:span><text:span text:style-name="T60"> = {</text:span><text:span text:style-name="T91">∨,∧, <text:s/>¯</text:span><text:span text:style-name="T60">}</text:span><text:span text:style-name="T65">?</text:span><text:span text:style-name="T60"> </text:span><text:span text:style-name="T59">Відповідь обґрунтувати. </text:span></text:p>
        </text:list-item>
        <text:list-item>
          <text:p text:style-name="P18"><text:span text:style-name="T109">Чи є </text:span><text:span text:style-name="T110">функ</text:span><text:span text:style-name="T111">ці</text:span><text:span text:style-name="T110">онально повно</text:span><text:span text:style-name="T109">ю</text:span><text:span text:style-name="T110"> систем</text:span><text:span text:style-name="T109">а БФ</text:span><text:span text:style-name="T110"> </text:span><text:span text:style-name="T133">Σ </text:span><text:span text:style-name="T134">= </text:span><text:span text:style-name="T111">{</text:span><text:span text:style-name="T112">(1</text:span><text:span text:style-name="T113">1</text:span><text:span text:style-name="T112">)</text:span><text:span text:style-name="T133">, </text:span><text:span text:style-name="T112">(0</text:span><text:span text:style-name="T113">111</text:span><text:span text:style-name="T112">)</text:span><text:span text:style-name="T133">, </text:span><text:span text:style-name="T138">(00110111)</text:span><text:span text:style-name="T111">}? </text:span><text:span text:style-name="T93">Відповідь обґрунтувати.</text:span></text:p>
        </text:list-item>
        <text:list-item>
          <text:p text:style-name="P12"><text:span text:style-name="T59">Д</text:span><text:span text:style-name="T52">овести, що коли </text:span><text:span text:style-name="T54"><text:s/></text:span><text:span text:style-name="T72">f</text:span><text:span text:style-name="T146">∉</text:span><text:span text:style-name="T77">Т</text:span><text:span text:style-name="T10">0</text:span><text:span text:style-name="T146">∪</text:span><text:span text:style-name="T77">Т</text:span><text:span text:style-name="T10">1</text:span><text:span text:style-name="T146">∪</text:span><text:bookmark-start text:name="__DdeLink__608_141887944212"/><text:span text:style-name="T70">S</text:span><text:bookmark-end text:name="__DdeLink__608_141887944212"/><text:span text:style-name="T52">, то {</text:span><text:span text:style-name="T54"> </text:span><text:span text:style-name="T72">f</text:span><text:span text:style-name="T52">} − функціонально повна система.</text:span></text:p>
        </text:list-item>
        <text:list-item>
          <text:p text:style-name="P12"><text:span text:style-name="T110">Чи існує базис в P</text:span><text:span text:style-name="T18">2</text:span><text:span text:style-name="T110">, що складається з таких чотирьох функцій </text:span><text:span text:style-name="T78">f</text:span><text:span text:style-name="T18">1</text:span><text:span text:style-name="T110">, </text:span><text:span text:style-name="T78">f</text:span><text:span text:style-name="T18">2</text:span><text:span text:style-name="T110">, </text:span><text:span text:style-name="T78">f</text:span><text:span text:style-name="T18">3</text:span><text:span text:style-name="T110">, </text:span><text:span text:style-name="T78">f</text:span><text:span text:style-name="T18">4</text:span><text:span text:style-name="T110">, що </text:span><text:span text:style-name="T72">f</text:span><text:span text:style-name="T18">1</text:span><text:span text:style-name="T139">∉</text:span><text:span text:style-name="T77">Т</text:span><text:span text:style-name="T17">0</text:span><text:span text:style-name="T110">, </text:span><text:span text:style-name="T72">f</text:span><text:span text:style-name="T19">2</text:span><text:span text:style-name="T139">∉</text:span><text:span text:style-name="T77">Т</text:span><text:span text:style-name="T19">1</text:span><text:span text:style-name="T110">, </text:span><text:span text:style-name="T72">f</text:span><text:span text:style-name="T19">3</text:span><text:span text:style-name="T139">∉</text:span><text:span text:style-name="T78">L</text:span><text:span text:style-name="T110">, </text:span><text:span text:style-name="T72">f</text:span><text:span text:style-name="T19">4</text:span><text:span text:style-name="T139">∉</text:span><text:span text:style-name="T110">S? </text:span><text:span text:style-name="T93">Відповідь обґрунтувати.</text:span></text:p>
        </text:list-item>
        <text:list-item>
          <text:p text:style-name="P20"><text:span text:style-name="T100">Мінімізувати </text:span><text:span text:style-name="T114">БФ</text:span><text:span text:style-name="T100"> </text:span><text:span text:style-name="T74">f</text:span><text:span text:style-name="T114"> за допомогою </text:span><text:span text:style-name="T100">метод</text:span><text:span text:style-name="T124">у</text:span><text:span text:style-name="T114"> Блейка, </text:span><text:span text:style-name="T128">методу перебору</text:span><text:span text:style-name="T114"> і </text:span><text:span text:style-name="T100">метод</text:span><text:span text:style-name="T123">у </text:span><text:span text:style-name="T117">Петрика</text:span><text:span text:style-name="T114">, </text:span><text:span text:style-name="T115">якщо <text:s text:c="37"/></text:span><text:span text:style-name="T74"><text:s text:c="7"/>f</text:span><text:span text:style-name="T104">(</text:span><text:span text:style-name="T72">x</text:span><text:span text:style-name="T104">, </text:span><text:span text:style-name="T72">y</text:span><text:span text:style-name="T104">, </text:span><text:span text:style-name="T72">z</text:span><text:span text:style-name="T104">) </text:span><text:span text:style-name="T100">= </text:span><text:span text:style-name="T143"><draw:frame draw:style-name="fr2" draw:name="Об'єкт7" text:anchor-type="as-char" svg:y="-0.1492in" svg:width="0.189in" svg:height="0.1854in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16"><draw:frame draw:style-name="fr1" draw:name="Об'єкт8" text:anchor-type="as-char" svg:width="0.2008in" svg:height="0.1839in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40">∨</text:span><text:span text:style-name="T100"> </text:span><text:span text:style-name="T98">¬</text:span><text:span text:style-name="T115">((</text:span><text:span text:style-name="T98"><draw:frame draw:style-name="fr2" draw:name="Об'єкт10" text:anchor-type="as-char" svg:y="-0.1492in" svg:width="0.189in" svg:height="0.1854in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0">∨</text:span><text:span text:style-name="T144"><draw:frame draw:style-name="fr2" draw:name="Об'єкт11" text:anchor-type="as-char" svg:y="-0.1492in" svg:width="0.1783in" svg:height="0.1854in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45">)(</text:span><text:span text:style-name="T87">у</text:span><text:span text:style-name="T140">∨</text:span><text:span text:style-name="T144"><draw:frame draw:style-name="fr2" draw:name="Об'єкт12" text:anchor-type="as-char" svg:y="-0.1492in" svg:width="0.1783in" svg:height="0.1854in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45">))</text:span><text:span text:style-name="T143">∨</text:span><text:span text:style-name="T88">x</text:span><text:span text:style-name="T116">(</text:span><text:span text:style-name="T79">у</text:span><text:span text:style-name="T143">∨</text:span><text:span text:style-name="T115"><draw:frame draw:style-name="fr1" draw:name="Об'єкт9" text:anchor-type="as-char" svg:width="0.2008in" svg:height="0.1839in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44">z</text:span><text:span text:style-name="T145">).</text:span><text:span text:style-name="T80"> </text:span></text:p>
        </text:list-item>
        <text:list-item>
          <text:p text:style-name="P12"><text:span text:style-name="T93">Довести, що жодна проста імпліканта монотонної </text:span><text:span text:style-name="T103">БФ</text:span><text:span text:style-name="T93"> не містить заперечень змінних.</text:span></text:p>
        </text:list-item>
        <text:list-item>
          <text:p text:style-name="P12"><text:span text:style-name="T93">Довести, що скорочена ДНФ, що представляє монотонну </text:span><text:span text:style-name="T103">БФ</text:span><text:span text:style-name="T93">, є мінімальною </text:span><text:span text:style-name="T103">ДНФ</text:span><text:span text:style-name="T93">.</text:span></text:p>
        </text:list-item>
        <text:list-item>
          <text:p text:style-name="P14"><text:span text:style-name="T108">Визначити число тупикових ДНФ та число мінімальних ДНФ </text:span><text:span text:style-name="T122">булевої функції</text:span><text:span text:style-name="T108"> </text:span><text:span text:style-name="T77">f</text:span><text:span text:style-name="T108">(</text:span><text:span text:style-name="T77">х</text:span><text:span text:style-name="T17">1</text:span><text:span text:style-name="T108">, </text:span><text:span text:style-name="T77">х</text:span><text:span text:style-name="T17">2</text:span><text:span text:style-name="T108">, ..., </text:span><text:span text:style-name="T77">х</text:span><text:span text:style-name="T17">n</text:span><text:span text:style-name="T108">) = (011111...110).</text:span></text:p>
        </text:list-item>
        <text:list-item>
          <text:p text:style-name="P19"><text:span text:style-name="T199">Для БФ </text:span><text:span text:style-name="T201">f</text:span><text:span text:style-name="T203">(</text:span><text:span text:style-name="T201">x</text:span><text:span text:style-name="T203">, </text:span><text:span text:style-name="T201">y</text:span><text:span text:style-name="T203">)</text:span><text:span text:style-name="T201"> </text:span><text:span text:style-name="T203">= (0</text:span><text:span text:style-name="T211">1</text:span><text:span text:style-name="T212">11</text:span><text:span text:style-name="T203">), </text:span><text:span text:style-name="T204">що задана табли</text:span><text:span text:style-name="T205">цею істинності </text:span><text:span text:style-name="T206">(вектором значень)</text:span><text:span text:style-name="T204">,</text:span><text:span text:style-name="T203"> знайти рівн</text:span><text:span text:style-name="T207">у</text:span><text:span text:style-name="T203"> їй ДДНФ.</text:span></text:p>
        </text:list-item>
        <text:list-item>
          <text:p text:style-name="P10"><text:span text:style-name="T46">Дл</text:span><text:span text:style-name="T41">я БФ </text:span><text:span text:style-name="T150">f</text:span><text:span text:style-name="T41">(</text:span><text:span text:style-name="T150">x</text:span><text:span text:style-name="T41">, </text:span><text:span text:style-name="T150">y</text:span><text:span text:style-name="T41">)</text:span><text:span text:style-name="T150"> </text:span><text:span text:style-name="T41">= (0</text:span><text:span text:style-name="T43">1</text:span><text:span text:style-name="T47">11</text:span><text:span text:style-name="T41">), </text:span><text:span text:style-name="T43">що задана табли</text:span><text:span text:style-name="T48">цею істинності </text:span><text:span text:style-name="T49">(вектором значень)</text:span><text:span text:style-name="T43">,</text:span><text:span text:style-name="T41"> знайти рівн</text:span><text:span text:style-name="T46">у</text:span><text:span text:style-name="T41"> їй Д</text:span><text:span text:style-name="T46">К</text:span><text:span text:style-name="T41">НФ.</text:span></text:p>
          <text:p text:style-name="P29"/>
          <text:p text:style-name="P30"/>
        </text:list-item>
      </text:list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07:31:33.297826365</meta:creation-date>
    <dc:date>2024-03-02T11:49:13.652902184</dc:date>
    <meta:editing-duration>PT2H25M43S</meta:editing-duration>
    <meta:editing-cycles>13</meta:editing-cycles>
    <meta:generator>LibreOffice/7.3.7.2$Linux_X86_64 LibreOffice_project/30$Build-2</meta:generator>
    <meta:document-statistic meta:table-count="0" meta:image-count="0" meta:object-count="14" meta:page-count="2" meta:paragraph-count="42" meta:word-count="740" meta:character-count="4418" meta:non-whitespace-character-count="3670"/>
  </office:meta>
</office:document-meta>
</file>

<file path=Object 10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3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9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